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Codec.FloatCodec( DecimalFormat decimal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Codec.FloatCodec( String decimal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Codec.deserialze( DefaultJSONParser par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loatCodec.Float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atCodec.deserialze( DefaultJSONParser parser , Type clazz , Object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atCodec.write( JSONSerializer serializer , Object object , Object fieldName , Type fieldType , int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